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22in"/>
    </style:style>
    <style:style style:name="co2" style:family="table-column">
      <style:table-column-properties fo:break-before="auto" style:column-width="0.9929in"/>
    </style:style>
    <style:style style:name="co3" style:family="table-column">
      <style:table-column-properties fo:break-before="auto" style:column-width="0.271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83">
            <text:p>183</text:p>
          </table:table-cell>
          <table:table-cell office:value-type="float" office:value="3.19402985074627">
            <text:p>3.1940298507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.62264150943396">
            <text:p>2.6226415094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2.94">
            <text:p>2.9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.43478260869565">
            <text:p>2.434782608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2.21739130434783">
            <text:p>2.217391304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.4">
            <text:p>2.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2.06818181818182">
            <text:p>2.068181818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3.23076923076923">
            <text:p>3.230769230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3.33333333333333">
            <text:p>3.333333333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2.73684210526316">
            <text:p>2.736842105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3.05882352941176">
            <text:p>3.058823529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2.94117647058824">
            <text:p>2.941176470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2.55882352941176">
            <text:p>2.558823529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2.93939393939394">
            <text:p>2.939393939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.8125">
            <text:p>2.812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2.43333333333333">
            <text:p>2.43333333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3.86206896551724">
            <text:p>3.862068965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2.41379310344828">
            <text:p>2.413793103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3.46428571428571">
            <text:p>3.464285714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2.2962962962963">
            <text:p>2.296296296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2.51851851851852">
            <text:p>2.518518518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2.92592592592593">
            <text:p>2.925925925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2.48148148148148">
            <text:p>2.481481481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2.22222222222222">
            <text:p>2.222222222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.84615384615385">
            <text:p>2.846153846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2.38461538461538">
            <text:p>2.384615384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.8">
            <text:p>2.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.56">
            <text:p>2.5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2.52">
            <text:p>2.5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.33333333333333">
            <text:p>2.333333333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.70833333333333">
            <text:p>2.708333333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.54166666666667">
            <text:p>2.541666666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2.45833333333333">
            <text:p>2.458333333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.40909090909091">
            <text:p>2.409090909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2.95454545454545">
            <text:p>2.954545454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2.36363636363636">
            <text:p>2.363636363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2.18181818181818">
            <text:p>2.181818181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2.71428571428571">
            <text:p>2.714285714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.6">
            <text:p>2.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3.15">
            <text:p>3.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2.35">
            <text:p>2.3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2.85">
            <text:p>2.8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2.55">
            <text:p>2.5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.15789473684211">
            <text:p>2.157894736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2.47368421052632">
            <text:p>2.473684210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1.63157894736842">
            <text:p>1.631578947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.33333333333333">
            <text:p>2.33333333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.61111111111111">
            <text:p>2.61111111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2.94444444444444">
            <text:p>2.944444444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3.11111111111111">
            <text:p>3.11111111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76470588235294">
            <text:p>2.764705882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.23529411764706">
            <text:p>2.235294117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.8125">
            <text:p>2.81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.375">
            <text:p>2.3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2.75">
            <text:p>2.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.86666666666667">
            <text:p>1.86666666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2.86666666666667">
            <text:p>2.86666666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3.2">
            <text:p>3.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2.53333333333333">
            <text:p>2.53333333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.85714285714286">
            <text:p>2.857142857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2.07142857142857">
            <text:p>2.07142857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2.64285714285714">
            <text:p>2.6428571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.61538461538462">
            <text:p>2.6153846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.30769230769231">
            <text:p>2.307692307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3.84615384615385">
            <text:p>3.846153846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3.15384615384615">
            <text:p>3.153846153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3.15384615384615">
            <text:p>3.153846153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.15384615384615">
            <text:p>2.153846153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2.15384615384615">
            <text:p>2.153846153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2.92307692307692">
            <text:p>2.92307692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2.15384615384615">
            <text:p>2.153846153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2.76923076923077">
            <text:p>2.769230769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83333333333333">
            <text:p>1.8333333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3.33333333333333">
            <text:p>3.3333333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3.08333333333333">
            <text:p>3.0833333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2.58333333333333">
            <text:p>2.5833333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3.16666666666667">
            <text:p>3.1666666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.72727272727273">
            <text:p>2.7272727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.90909090909091">
            <text:p>2.9090909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.09090909090909">
            <text:p>3.0909090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2.90909090909091">
            <text:p>2.9090909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2.63636363636364">
            <text:p>2.636363636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2.90909090909091">
            <text:p>2.9090909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3.63636363636364">
            <text:p>3.636363636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1.81818181818182">
            <text:p>1.818181818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.2">
            <text:p>3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.6">
            <text:p>2.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3.2">
            <text:p>3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4.4">
            <text:p>4.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.6">
            <text:p>2.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3.6">
            <text:p>3.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.6">
            <text:p>2.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2.8">
            <text:p>2.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2.6">
            <text:p>2.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3.3">
            <text:p>3.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2.2">
            <text:p>2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3.8">
            <text:p>3.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2.2">
            <text:p>2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3.2">
            <text:p>3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3.44444444444444">
            <text:p>3.444444444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.66666666666667">
            <text:p>3.6666666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3.11111111111111">
            <text:p>3.111111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.66666666666667">
            <text:p>2.6666666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3.77777777777778">
            <text:p>3.7777777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2.44444444444444">
            <text:p>2.444444444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2.66666666666667">
            <text:p>2.6666666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3.66666666666667">
            <text:p>3.6666666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1.77777777777778">
            <text:p>1.7777777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.625">
            <text:p>2.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.5">
            <text:p>2.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.5">
            <text:p>2.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.75">
            <text:p>1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.25">
            <text:p>3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3.25">
            <text:p>3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.875">
            <text:p>1.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3.125">
            <text:p>3.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3.25">
            <text:p>3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.375">
            <text:p>2.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2.625">
            <text:p>2.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2.75">
            <text:p>2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2.375">
            <text:p>2.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3.25">
            <text:p>3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2.75">
            <text:p>2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.75">
            <text:p>1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3.375">
            <text:p>3.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2.75">
            <text:p>2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2.5">
            <text:p>2.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1.5">
            <text:p>1.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3.875">
            <text:p>3.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2.75">
            <text:p>2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57142857142857">
            <text:p>2.5714285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.57142857142857">
            <text:p>3.5714285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.71428571428571">
            <text:p>1.7142857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.57142857142857">
            <text:p>2.5714285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.42857142857143">
            <text:p>2.4285714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.85714285714286">
            <text:p>2.857142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3.71428571428571">
            <text:p>3.7142857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.85714285714286">
            <text:p>2.857142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4.57142857142857">
            <text:p>4.5714285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.57142857142857">
            <text:p>2.5714285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3.14285714285714">
            <text:p>3.1428571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3.71428571428571">
            <text:p>3.7142857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.57142857142857">
            <text:p>2.5714285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3.57142857142857">
            <text:p>3.5714285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3.42857142857143">
            <text:p>3.4285714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3.71428571428571">
            <text:p>3.7142857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1.71428571428571">
            <text:p>1.7142857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2.85714285714286">
            <text:p>2.857142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3.85714285714286">
            <text:p>3.857142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1.85714285714286">
            <text:p>1.857142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4.71428571428571">
            <text:p>4.7142857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3.42857142857143">
            <text:p>3.4285714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4.28571428571429">
            <text:p>4.2857142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2.85714285714286">
            <text:p>2.857142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3.71428571428571">
            <text:p>3.7142857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33333333333333">
            <text:p>3.3333333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66666666666667">
            <text:p>1.6666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3.66666666666667">
            <text:p>3.6666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4.33333333333333">
            <text:p>4.3333333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.33333333333333">
            <text:p>2.3333333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5.66666666666667">
            <text:p>5.6666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3.16666666666667">
            <text:p>3.1666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1.66666666666667">
            <text:p>1.6666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1.66666666666667">
            <text:p>1.6666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2.66666666666667">
            <text:p>2.6666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3.83333333333333">
            <text:p>3.8333333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2.5">
            <text:p>2.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3.66666666666667">
            <text:p>3.6666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2.66666666666667">
            <text:p>2.6666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2.66666666666667">
            <text:p>2.6666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1.33333333333333">
            <text:p>1.3333333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2.66666666666667">
            <text:p>2.6666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59">
            <text:p>1059</text:p>
          </table:table-cell>
          <table:table-cell office:value-type="float" office:value="3.5">
            <text:p>3.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6">
            <text:p>1.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.8">
            <text:p>2.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.2">
            <text:p>3.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.8">
            <text:p>2.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.8">
            <text:p>2.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4.4">
            <text:p>4.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.4">
            <text:p>4.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.8">
            <text:p>2.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.6">
            <text:p>1.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4.4">
            <text:p>4.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4.2">
            <text:p>4.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.6">
            <text:p>1.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2.8">
            <text:p>2.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.2">
            <text:p>1.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.8">
            <text:p>2.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.8">
            <text:p>2.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3.2">
            <text:p>3.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3.2">
            <text:p>3.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.4">
            <text:p>2.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3.2">
            <text:p>3.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.6">
            <text:p>3.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.8">
            <text:p>2.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3.4">
            <text:p>3.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3.2">
            <text:p>3.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2.2">
            <text:p>2.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1.6">
            <text:p>1.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2.4">
            <text:p>2.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3.2">
            <text:p>3.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3.6">
            <text:p>3.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4.8">
            <text:p>4.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1.6">
            <text:p>1.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3.2">
            <text:p>3.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1.6">
            <text:p>1.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52">
            <text:p>105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.5">
            <text:p>6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4.25">
            <text:p>4.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.75">
            <text:p>2.7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2.75">
            <text:p>2.7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1.75">
            <text:p>1.7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4.25">
            <text:p>4.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22">
            <text:p>102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.33333333333333">
            <text:p>1.33333333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.33333333333333">
            <text:p>1.33333333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.33333333333333">
            <text:p>1.33333333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.33333333333333">
            <text:p>1.33333333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.33333333333333">
            <text:p>1.33333333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5.33333333333333">
            <text:p>5.33333333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.33333333333333">
            <text:p>1.33333333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666666666666667">
            <text:p>0.666666666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3.33333333333333">
            <text:p>3.33333333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3.33333333333333">
            <text:p>3.33333333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3.66666666666667">
            <text:p>3.666666666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3.33333333333333">
            <text:p>3.33333333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5.66666666666667">
            <text:p>5.666666666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1.33333333333333">
            <text:p>1.33333333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5.33333333333333">
            <text:p>5.33333333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0.666666666666667">
            <text:p>0.666666666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0.666666666666667">
            <text:p>0.666666666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1.33333333333333">
            <text:p>1.33333333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1.33333333333333">
            <text:p>1.33333333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3.33333333333333">
            <text:p>3.33333333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1.33333333333333">
            <text:p>1.33333333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1.33333333333333">
            <text:p>1.33333333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17">
            <text:p>1017</text:p>
          </table:table-cell>
          <table:table-cell office:value-type="float" office:value="5.33333333333333">
            <text:p>5.33333333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32">
            <text:p>103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5.5">
            <text:p>5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38">
            <text:p>103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048">
            <text:p>104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065">
            <text:p>106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31">
            <text:p>10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47">
            <text:p>104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49">
            <text:p>104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53">
            <text:p>105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57">
            <text:p>10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66">
            <text:p>10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67">
            <text:p>10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</table:table>
      <table:database-ranges>
        <table:database-range table:name="__Anonymous_Sheet_DB__0" table:target-range-address="Sheet1.A1:Sheet1.C1048576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8">10/08/2013</text:date>, <text:time>15:4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8T15:42:11</dc:date>
    <dc:creator>Tashfeen Ekram</dc:creator>
    <meta:document-statistic meta:table-count="1" meta:cell-count="3201" meta:object-count="0"/>
    <meta:generator>LibreOffice/3.4$Linux LibreOffice_project/340m1$Build-402</meta:generator>
  </office:meta>
</office:document-meta>
</file>